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99000005D23BE310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66pt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1.819cm" svg:height="8cm" svg:x="1.184cm" svg:y="2.5cm">
          <draw:image xlink:href="Pictures/1000020100000899000005D23BE31067.png" xlink:type="simple" xlink:show="embed" xlink:actuate="onLoad">
            <text:p/>
          </draw:image>
        </draw:frame>
        <draw:circle draw:style-name="gr2" draw:text-style-name="P2" draw:layer="layout" svg:width="12cm" svg:height="12cm" svg:x="1cm" svg:y="1cm">
          <text:p/>
        </draw:circle>
        <draw:frame draw:style-name="gr3" draw:text-style-name="P3" draw:layer="layout" svg:width="3.745cm" svg:height="1.072cm" svg:x="1.755cm" svg:y="8.928cm">
          <draw:text-box>
            <text:p text:style-name="P3">efaLive 1.2</text:p>
          </draw:text-box>
        </draw:frame>
        <draw:frame draw:style-name="gr3" draw:text-style-name="P4" draw:layer="layout" svg:width="2.449cm" svg:height="0.692cm" svg:x="2.551cm" svg:y="10cm">
          <draw:text-box>
            <text:p text:style-name="P4">efa 1.8.3_17</text:p>
          </draw:text-box>
        </draw:frame>
        <draw:frame draw:style-name="gr3" draw:text-style-name="P4" draw:layer="layout" svg:width="2.458cm" svg:height="0.692cm" svg:x="3.042cm" svg:y="10.5cm">
          <draw:text-box>
            <text:p text:style-name="P4">x86 Deuts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initial-creator>Florian Zeiler</meta:initial-creator>
    <meta:creation-date>2007-12-12T09:22:19</meta:creation-date>
    <dc:date>2011-09-01T00:03:12</dc:date>
    <meta:print-date>2011-08-31T23:53:45</meta:print-date>
    <dc:language>de-DE</dc:language>
    <meta:editing-cycles>5</meta:editing-cycles>
    <meta:editing-duration>PT1H50M44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